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52cm"/>
    </style:style>
    <style:style style:name="co3" style:family="table-column">
      <style:table-column-properties fo:break-before="auto" style:column-width="7.1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スクリプト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表示する行の指定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表示する行の範囲指定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空白行の削除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連続する同じ行の削除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行やフィールドの個数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行やフィールドの番号付け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ある文字列を含む行やフィールドの個数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ある文字列にマッチするフィールドの検索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数値フィールドの総計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フィールド単位の加工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1行の出力幅の設定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マッチングによる文字列の置換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エスケープシーケンスを用いた文字列の置換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区切りの変更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アイテムが重複している行を抽出する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文字列の挿入と削除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文字列の繰り返しと裏返し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アスキーコードへの変換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文字の置換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四捨五入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秒数を時間単位へ変換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階乗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カラー出力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テキストの大きさ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記号の出現回数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タブとスペースの置換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行番号と桁番号の表示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n進数の変換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複雑な正規表現の生成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正規表現式の連結と繰り返し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最左最短マッチング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連続マッチン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11T15:15:40.133334116</meta:creation-date>
    <meta:generator>LibreOffice/7.1.5.2$MacOSX_X86_64 LibreOffice_project/85f04e9f809797b8199d13c421bd8a2b025d52b5</meta:generator>
    <dc:date>2021-09-11T15:59:59.670640766</dc:date>
    <meta:editing-duration>PT34M</meta:editing-duration>
    <meta:editing-cycles>19</meta:editing-cycles>
    <meta:document-statistic meta:table-count="1" meta:cell-count="64" meta:object-count="0"/>
  </office:meta>
</office:document-meta>
</file>